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style:font-name="Times New Roman" style:font-name-complex="Times New Roman"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style:font-name="Times New Roman" style:font-name-complex="Times New Roman"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P32" style:parent-style-name="TableContents" style:family="paragraph">
      <style:text-properties fo:language="ru" fo:country="RU"/>
    </style:style>
    <style:style style:name="P33" style:parent-style-name="TableContents" style:family="paragraph">
      <style:text-properties fo:language="ru" fo:country="RU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" style:parent-style-name="Основнойшрифтабзаца" style:family="text">
      <style:text-properties style:font-name="Times New Roman" style:font-name-complex="Times New Roman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 fo:language="ru" fo:country="RU"/>
    </style:style>
    <style:style style:name="T56" style:parent-style-name="Основнойшрифтабзаца" style:family="text">
      <style:text-properties style:font-name="Times New Roman" style:font-name-complex="Times New Roman"/>
    </style:style>
    <style:style style:name="T57" style:parent-style-name="Основнойшрифтабзаца" style:family="text">
      <style:text-properties style:font-name="Times New Roman" style:font-name-complex="Times New Roman" fo:language="ru" fo:country="RU"/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T59" style:parent-style-name="Основнойшрифтабзаца" style:family="text">
      <style:text-properties style:font-name="Times New Roman" style:font-name-complex="Times New Roman" fo:language="ru" fo:country="RU"/>
    </style:style>
    <style:style style:name="T60" style:parent-style-name="Основнойшрифтабзаца" style:family="text">
      <style:text-properties style:font-name="Times New Roman" style:font-name-complex="Times New Roman"/>
    </style:style>
    <style:style style:name="T61" style:parent-style-name="Основнойшрифтабзаца" style:family="text">
      <style:text-properties style:font-name="Times New Roman" style:font-name-complex="Times New Roman" fo:language="ru" fo:country="RU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T63" style:parent-style-name="Основнойшрифтабзаца" style:family="text">
      <style:text-properties style:font-name="Times New Roman" style:font-name-complex="Times New Roman" fo:language="ru" fo:country="RU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T65" style:parent-style-name="Основнойшрифтабзаца" style:family="text">
      <style:text-properties style:font-name="Times New Roman" style:font-name-complex="Times New Roman" fo:language="ru" fo:country="RU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T67" style:parent-style-name="Основнойшрифтабзаца" style:family="text">
      <style:text-properties style:font-name="Times New Roman" style:font-name-complex="Times New Roman" fo:language="ru" fo:country="RU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 fo:language="ru" fo:country="RU"/>
    </style:style>
    <style:style style:name="T70" style:parent-style-name="Основнойшрифтабзаца" style:family="text">
      <style:text-properties style:font-name="Times New Roman" style:font-name-complex="Times New Roman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72" style:parent-style-name="Основнойшрифтабзаца" style:family="text">
      <style:text-properties style:font-name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complex="Times New Roman" fo:language="ru" fo:country="RU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T77" style:parent-style-name="Основнойшрифтабзаца" style:family="text">
      <style:text-properties style:font-name="Times New Roman" style:font-name-complex="Times New Roman" fo:language="ru" fo:country="RU"/>
    </style:style>
    <style:style style:name="T78" style:parent-style-name="Основнойшрифтабзаца" style:family="text">
      <style:text-properties style:font-name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complex="Times New Roman" fo:language="ru" fo:country="RU"/>
    </style:style>
    <style:style style:name="T80" style:parent-style-name="Основнойшрифтабзаца" style:family="text">
      <style:text-properties style:font-name="Times New Roman" style:font-name-complex="Times New Roman"/>
    </style:style>
    <style:style style:name="T8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language="ru" fo:country="RU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" style:parent-style-name="Основнойшрифтабзаца" style:family="text">
      <style:text-properties style:font-name="Times New Roman" style:font-name-complex="Times New Roman"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 fo:language="ru" fo:country="RU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language="ru" fo:country="RU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Times New Roman" style:font-name-complex="Times New Roman" fo:language="ru" fo:country="RU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1" style:parent-style-name="Основнойшрифтабзаца" style:family="text">
      <style:text-properties style:font-name="Times New Roman" style:font-name-complex="Times New Roman" fo:language="ru" fo:country="RU"/>
    </style:style>
    <style:style style:name="T10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list-style-name="LFO2" style:family="paragraph"/>
    <style:style style:name="T122" style:parent-style-name="Основнойшрифтабзаца" style:family="text">
      <style:text-properties style:font-name="Times New Roman" style:font-name-complex="Times New Roman"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P125" style:parent-style-name="TableContents" style:list-style-name="LFO2" style:family="paragraph"/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P128" style:parent-style-name="TableContents" style:list-style-name="LFO2" style:family="paragraph"/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P132" style:parent-style-name="TableContents" style:list-style-name="LFO2" style:family="paragraph"/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P135" style:parent-style-name="TableContents" style:list-style-name="LFO2" style:family="paragraph">
      <style:text-properties fo:language="ru" fo:country="RU"/>
    </style:style>
    <style:style style:name="P136" style:parent-style-name="TableContents" style:list-style-name="LFO2" style:family="paragraph">
      <style:text-properties fo:language="ru" fo:country="RU"/>
    </style:style>
    <style:style style:name="P13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Пантелей Клим Денис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возможность языка программирования определить свою<text:s/>реализацию метода подкласса, который уже реализован в одном из родительских классов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в</text:span><text:span text:style-name="T23">ложенные(внутренние, статические), локальные, анонимные (обычные классы, в которых содержится основная логика программы)</text:span></text:p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 исп</text:span><text:span text:style-name="T27">ользовать модификатор<text:s/></text:span>final<text:span text:style-name="T28">?</text:span></text:p>
          </table:table-cell>
          <table:table-cell table:style-name="TableCell29">
            <text:p text:style-name="TableContents"><text:span text:style-name="T30">Д</text:span><text:span text:style-name="T31">ля полей: нельзя изменить после инициализации</text:span></text:p>
            <text:p text:style-name="P32">Для методов: после наследования данный метод нельзя переопределить</text:p>
            <text:p text:style-name="P33">Для классов: нельзя наследоваться от этого класса</text:p>
          </table:table-cell>
        </table:table-row>
        <table:table-row table:style-name="TableRow34">
          <table:table-cell table:style-name="TableCell35">
            <text:p text:style-name="TableContents"><text:span text:style-name="T36">Какие есть варианты использования ключевого слова<text:s/></text:span>try<text:span text:style-name="T37">?</text:span></text:p>
          </table:table-cell>
          <table:table-cell table:style-name="TableCell38">
            <text:p text:style-name="TableContents">Try<text:span text:style-name="T39"><text:s/></text:span><text:span text:style-name="T40">используется для блока кода, который потенциально может бросить исключение. Можно использовать конструкцию<text:s/></text:span>try<text:span text:style-name="T41">-</text:span>catch<text:span text:style-name="T42">-</text:span>finally<text:span text:style-name="T43"><text:s/>или<text:s/></text:span>try<text:span text:style-name="T44">-</text:span>with<text:span text:style-name="T45">-</text:span>resources<text:span text:style-name="T46">(начиная с 7 джавы).<text:s/></text:span></text:p>
          </table:table-cell>
        </table:table-row>
        <table:table-row table:style-name="TableRow47">
          <table:table-cell table:style-name="TableCell48">
            <text:p text:style-name="TableContents"><text:span text:style-name="T49">Какие есть стандартные реализации интерфейса<text:s/></text:span>List<text:span text:style-name="T50"><text:s/>и в каких ситуациях их нужно использ</text:span><text:span text:style-name="T51">овать?</text:span></text:p>
          </table:table-cell>
          <table:table-cell table:style-name="TableCell52">
            <text:p text:style-name="TableContents"><text:span text:style-name="T53">основные реализации<text:s/></text:span><text:span text:style-name="T54">List</text:span><text:span text:style-name="T55"><text:s/>–<text:s/></text:span><text:span text:style-name="T56">ArrayList</text:span><text:span text:style-name="T57"><text:s/>и<text:s/></text:span><text:span text:style-name="T58">LinkedList</text:span><text:span text:style-name="T59">.<text:s/></text:span><text:span text:style-name="T60">ArrayList</text:span><text:span text:style-name="T61"><text:s/>лучше использовать, когда нам требуется частое обращен</text:span><text:span text:style-name="T62">b</text:span><text:span text:style-name="T63">е к произвольным элементам листа (</text:span><text:span text:style-name="T64">O</text:span><text:span text:style-name="T65">(1), у<text:s/></text:span><text:span text:style-name="T66">LinkedList</text:span><text:span text:style-name="T67"><text:s/></text:span><text:span text:style-name="T68">O</text:span><text:span text:style-name="T69">(</text:span><text:span text:style-name="T70">n</text:span><text:span text:style-name="T71">)), когда же требуется вставлять или удалять элементы, то лучше использовать<text:s/></text:span><text:span text:style-name="T72">LinkedList</text:span><text:span text:style-name="T73">(</text:span><text:span text:style-name="T74">O</text:span><text:span text:style-name="T75">(1), у<text:s/></text:span><text:span text:style-name="T76">ArrayList</text:span><text:span text:style-name="T77">(</text:span><text:span text:style-name="T78">O</text:span><text:span text:style-name="T79">(</text:span><text:span text:style-name="T80">n</text:span><text:span text:style-name="T81">)).</text:span></text:p>
          </table:table-cell>
        </table:table-row>
        <table:table-row table:style-name="TableRow82">
          <table:table-cell table:style-name="TableCell83">
            <text:p text:style-name="P84">В чём основная идея стримов из пакета java.util.stream?</text:p>
          </table:table-cell>
          <table:table-cell table:style-name="TableCell85">
            <text:p text:style-name="TableContents"><text:span text:style-name="T86">У</text:span><text:span text:style-name="T87">простить работу с данными(сортировки, фильтрации, преобразование одних коллекций в другие и т.д.)</text:span></text:p>
          </table:table-cell>
        </table:table-row>
        <table:table-row table:style-name="TableRow88">
          <table:table-cell table:style-name="TableCell89" table:number-columns-spanned="2">
            <text:p text:style-name="P90">Разное</text:p>
          </table:table-cell>
          <table:covered-table-cell/>
        </table:table-row>
        <table:table-row table:style-name="TableRow91">
          <table:table-cell table:style-name="TableCell92">
            <text:p text:style-name="P93">Каким критериям должна удовлетворять «хорошая» хэш-функция?</text:p>
          </table:table-cell>
          <table:table-cell table:style-name="TableCell94">
            <text:p text:style-name="P95">Хорошая хеш-функция должна быстро производить вычисление хеша, а также иметь минимальное количество коллизий.</text:p>
          </table:table-cell>
        </table:table-row>
        <table:table-row table:style-name="TableRow96">
          <table:table-cell table:style-name="TableCell97">
            <text:p text:style-name="TableContents"><text:span text:style-name="T98">В чём причина популярности и широкого распространения кодировки<text:s/></text:span>UTF<text:span text:style-name="T99">-8?</text:span></text:p>
          </table:table-cell>
          <table:table-cell table:style-name="TableCell100">
            <text:p text:style-name="TableContents"><text:span text:style-name="T101">Самые популярные символы кодируются 1-2 байтами, а<text:s/></text:span><text:span text:style-name="T102">редко-встречающиеся 3-4 байтами, что приводит к эффективной экономии памяти</text:span></text:p>
          </table:table-cell>
        </table:table-row>
        <table:table-row table:style-name="TableRow103">
          <table:table-cell table:style-name="TableCell104">
            <text:p text:style-name="TableContents"><text:span text:style-name="T105">Сравните форматы<text:s/></text:span>XML<text:span text:style-name="T106"><text:s/>и<text:s/></text:span>JSON<text:span text:style-name="T107">. Когда какой использовать?</text:span></text:p>
          </table:table-cell>
          <table:table-cell table:style-name="TableCell108">
            <text:p text:style-name="TableContents">JSON<text:span text:style-name="T109"><text:s/>– текстовый формат обмена данными основанный на<text:s/></text:span>JavaScript<text:span text:style-name="T110">, а<text:s/></text:span>XML<text:span text:style-name="T111"><text:s/>– язык разметки. Если требуется разметка документа ил</text:span><text:span text:style-name="T112">и информация о метаданных, то лучше использовать<text:s/></text:span>XML<text:span text:style-name="T113">, для обмена данными более предпочтителен<text:s/></text:span>JSON<text:span text:style-name="T114"><text:s/>(для веб-сервисов, которые должны возвращать большое количество данных и отображать их).</text:span></text:p>
          </table:table-cell>
        </table:table-row>
        <table:table-row table:style-name="TableRow115">
          <table:table-cell table:style-name="TableCell116">
            <text:p text:style-name="TableContents"><text:span text:style-name="T117">Опишите что будет происходить «под капотом» после ввода адреса сайт</text:span><text:span text:style-name="T118">а в браузере и нажатия<text:s/></text:span>Enter<text:span text:style-name="T119">?</text:span></text:p>
          </table:table-cell>
          <table:table-cell table:style-name="TableCell120">
            <text:list text:style-name="LFO2" text:continue-numbering="true">
              <text:list-item>
                <text:p text:style-name="P121"><text:span text:style-name="T122">Браузер начинает искать сервер</text:span><text:span text:style-name="T123"><text:s/>(сначала ищет<text:s/></text:span>IP<text:span text:style-name="T124"><text:s/>адрес сервера в истории подключений, операционной системе и кеше-роутера)</text:span></text:p>
              </text:list-item>
              <text:list-item>
                <text:p text:style-name="P125"><text:span text:style-name="T126">Если сервер не найден, то отправляется запрос к<text:s/></text:span>DNS<text:span text:style-name="T127">-серверам</text:span></text:p>
              </text:list-item>
              <text:list-item>
                <text:p text:style-name="P128"><text:span text:style-name="T129">Как только найден<text:s/></text:span>IP<text:span text:style-name="T130"><text:s/>адрес сервера, браузер</text:span><text:span text:style-name="T131"><text:s/>устанавливает с ним соединение</text:span></text:p>
              </text:list-item>
              <text:list-item>
                <text:p text:style-name="P132"><text:span text:style-name="T133">После установки соединения браузер отправляет<text:s/></text:span>HTTP<text:span text:style-name="T134">-запрос, чтобы получить контент сайта</text:span></text:p>
              </text:list-item>
              <text:list-item>
                <text:p text:style-name="P135">Сервер обрабатывает запрос и отправляет ответ браузеру</text:p>
              </text:list-item>
              <text:list-item>
                <text:p text:style-name="P136">Браузер обрабатывает полученный ответ и отображает веб-страницу</text:p>
              </text:list-item>
            </text:list>
          </table:table-cell>
        </table:table-row>
      </table:table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лим Пантелей</dc:creator>
    <meta:creation-date>2017-10-20T23:40:00Z</meta:creation-date>
    <dc:date>2021-06-30T20:35:00Z</dc:date>
    <meta:template xlink:href="Normal.dotm" xlink:type="simple"/>
    <meta:editing-cycles>5</meta:editing-cycles>
    <meta:editing-duration>PT8940S</meta:editing-duration>
    <meta:document-statistic meta:page-count="2" meta:paragraph-count="5" meta:word-count="407" meta:character-count="2724" meta:row-count="19" meta:non-whitespace-character-count="2322"/>
  </office:meta>
</office:document-meta>
</file>